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officeooo:rsid="00189fb3" officeooo:paragraph-rsid="00189fb3"/>
    </style:style>
    <style:style style:name="P3" style:family="paragraph" style:parent-style-name="Standard">
      <style:text-properties style:font-name="arial" fo:font-size="13pt" officeooo:rsid="00189fb3" officeooo:paragraph-rsid="00189fb3" style:font-size-asian="13pt" style:font-size-complex="13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rsid="00189fb3" officeooo:paragraph-rsid="00189fb3"/>
    </style:style>
    <style:style style:name="P7" style:family="paragraph" style:parent-style-name="Text_20_body">
      <style:text-properties style:font-name="arial" fo:font-size="13pt" style:font-size-asian="13pt" style:font-size-complex="13pt"/>
    </style:style>
    <style:style style:name="P8" style:family="paragraph" style:parent-style-name="Text_20_body">
      <style:text-properties style:font-name="arial" fo:font-size="13pt" officeooo:rsid="00189fb3" officeooo:paragraph-rsid="00189fb3" style:font-size-asian="13pt" style:font-size-complex="13pt"/>
    </style:style>
    <style:style style:name="T1" style:family="text">
      <style:text-properties style:font-name="Arial" fo:font-size="13pt" style:font-size-asian="13pt" style:font-name-complex="Arial1" style:font-size-complex="13pt"/>
    </style:style>
    <style:style style:name="T2" style:family="text">
      <style:text-properties style:font-name="Arial" fo:font-size="13pt" fo:language="en" fo:country="US" style:font-size-asian="13pt" style:font-name-complex="Arial1" style:font-size-complex="13pt"/>
    </style:style>
    <style:style style:name="T3" style:family="text">
      <style:text-properties style:font-name="Arial" fo:font-size="13pt" style:font-name-asian="Times New Roman" style:font-size-asian="13pt" style:language-asian="es" style:country-asian="ES" style:font-name-complex="Arial1" style:font-size-complex="13pt"/>
    </style:style>
    <style:style style:name="T4" style:family="text">
      <style:text-properties fo:font-size="13pt" style:font-size-asian="13pt" style:language-asian="es" style:country-asian="ES" style:font-size-complex="13pt"/>
    </style:style>
    <style:style style:name="T5" style:family="text">
      <style:text-properties fo:font-size="13pt" style:font-size-asian="13pt" style:font-name-complex="Arial1" style:font-size-complex="13pt"/>
    </style:style>
    <style:style style:name="T6" style:family="text">
      <style:text-properties fo:font-size="13pt" style:font-name-asian="Times New Roman" style:font-size-asian="13pt" style:language-asian="es" style:country-asian="ES" style:font-name-complex="Arial1" style:font-size-complex="13pt"/>
    </style:style>
    <style:style style:name="T7" style:family="text">
      <style:text-properties style:font-name="Calibri" style:font-name-asian="Times New Roman" style:language-asian="es" style:country-asian="ES" style:font-name-complex="Times New Roman"/>
    </style:style>
    <style:style style:name="T8" style:family="text">
      <style:text-properties style:font-name-asian="Times New Roman" style:language-asian="es" style:country-asian="ES" style:font-name-complex="Times New Roman"/>
    </style:style>
    <style:style style:name="T9" style:family="text">
      <style:text-properties style:font-name-asian="Times New Roman" style:language-asian="es" style:country-asian="ES" style:font-name-complex="Arial1"/>
    </style:style>
    <style:style style:name="T10" style:family="text">
      <style:text-properties style:font-name="arial"/>
    </style:style>
    <style:style style:name="T11" style:family="text">
      <style:text-properties style:font-name="arial" fo:font-size="13pt" style:font-name-asian="Times New Roman" style:font-size-asian="13pt" style:language-asian="es" style:country-asian="ES" style:font-name-complex="Arial1" style:font-size-complex="13pt"/>
    </style:style>
    <style:style style:name="T12" style:family="text">
      <style:text-properties style:font-name="arial" fo:font-size="13pt" style:font-size-asian="13pt" style:language-asian="es" style:country-asian="ES" style:font-size-complex="13pt"/>
    </style:style>
    <style:style style:name="T13" style:family="text">
      <style:text-properties style:font-name="arial" fo:font-size="13pt" style:font-size-asian="13pt" style:font-size-complex="13pt"/>
    </style:style>
    <style:style style:name="T14" style:family="text">
      <style:text-properties style:font-name="arial" style:font-name-asian="Times New Roman" style:language-asian="es" style:country-asian="ES" style:font-name-complex="Arial1"/>
    </style:style>
    <style:style style:name="T15" style:family="text">
      <style:text-properties style:font-name="arial" style:language-asian="es" style:country-asian="ES"/>
    </style:style>
    <style:style style:name="T16" style:family="text">
      <style:text-properties style:font-name-complex="Arial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BOLETIN 13</text:span></text:p>
      <text:p text:style-name="P1"><text:span text:style-name="T1">2- Que visualizas no seguinte programa :</text:span></text:p>
      <text:p text:style-name="P1"><text:span text:style-name="T2">class Ejercicio { </text:span></text:p>
      <text:p text:style-name="Standard"><text:span text:style-name="T2"><text:s/>public static void main (String [] args) { </text:span></text:p>
      <text:p text:style-name="Standard"><text:span text:style-name="T2"><text:s/>Clase1 obj1= new Clase1(5,4); </text:span></text:p>
      <text:p text:style-name="Standard"><text:span text:style-name="T2"><text:s/>System.out.print(obj1.modificar(4)+" "); </text:span></text:p>
      <text:p text:style-name="Standard"><text:span text:style-name="T2"><text:s/>Clase1 obj2= new Clase1(5,4); </text:span></text:p>
      <text:p text:style-name="Standard"><text:span text:style-name="T2"><text:s/>System.out.print(obj2.modificar(5)+" "); </text:span></text:p>
      <text:p text:style-name="Standard"><text:span text:style-name="T2"><text:s/>obj2=obj1; </text:span></text:p>
      <text:p text:style-name="Standard"><text:span text:style-name="T2"><text:s/>System.out.println(obj2.modificar(5)+" "); </text:span></text:p>
      <text:p text:style-name="Standard"><text:span text:style-name="T2"><text:s/>}//fin main </text:span></text:p>
      <text:p text:style-name="Standard"><text:span text:style-name="T2">} </text:span></text:p>
      <text:p text:style-name="Standard"><text:span text:style-name="T2">class Clase1{ </text:span></text:p>
      <text:p text:style-name="Standard"><text:span text:style-name="T2"><text:s/>int p1,p2; </text:span></text:p>
      <text:p text:style-name="Standard"><text:span text:style-name="T2"><text:s/>public Clase1 (int i, int j){ </text:span></text:p>
      <text:p text:style-name="Standard"><text:span text:style-name="T2"><text:s/>p1=i; </text:span></text:p>
      <text:p text:style-name="Standard"><text:span text:style-name="T2"><text:s/>p2=j; </text:span></text:p>
      <text:p text:style-name="Standard"><text:span text:style-name="T2"><text:s/>} </text:span></text:p>
      <text:p text:style-name="Standard"><text:span text:style-name="T2"><text:s/>public int modificar(int i){ </text:span></text:p>
      <text:p text:style-name="Standard"><text:span text:style-name="T2"><text:s/>p1=p1+i; </text:span></text:p>
      <text:p text:style-name="Standard"><text:span text:style-name="T2"><text:s/>p2=p2+i; </text:span></text:p>
      <text:p text:style-name="Standard"><text:span text:style-name="T2"><text:s/>System.out.print(p2+" "); </text:span></text:p>
      <text:p text:style-name="Standard"><text:span text:style-name="T2"><text:s/></text:span><text:span text:style-name="T1">return p1; </text:span></text:p>
      <text:p text:style-name="Standard"><text:span text:style-name="T1"><text:s/>}</text:span></text:p>
      <text:p text:style-name="P3"><text:soft-page-break/><text:span text:style-name="T16">Tras analizar el c</text:span><text:span text:style-name="T9">ódigo, se puede observar que va a tener el siguiente comportamiento:</text:span></text:p>
      <text:p text:style-name="P3"><text:span text:style-name="T9"/></text:p>
      <text:p text:style-name="P6"><text:span text:style-name="T11">Se crea un objeto </text:span><text:span text:style-name="Source_20_Text"><text:span text:style-name="T12">obj1</text:span></text:span><text:span text:style-name="T11"> de la clase </text:span><text:span text:style-name="Source_20_Text"><text:span text:style-name="T12">Clase1</text:span></text:span><text:span text:style-name="T11"> con los valores iniciales de </text:span><text:span text:style-name="Source_20_Text"><text:span text:style-name="T12">p1</text:span></text:span><text:span text:style-name="T11"> y </text:span><text:span text:style-name="Source_20_Text"><text:span text:style-name="T12">p2</text:span></text:span><text:span text:style-name="T11"> como 5 y 4 respectivamente.</text:span></text:p>
      <text:list xml:id="list2043196705" text:style-name="L1">
        <text:list-item>
          <text:p text:style-name="P5"><text:span text:style-name="T13">Se llama al método </text:span><text:span text:style-name="Source_20_Text"><text:span text:style-name="T13">modificar</text:span></text:span><text:span text:style-name="T13"> del objeto </text:span><text:span text:style-name="Source_20_Text"><text:span text:style-name="T13">obj1</text:span></text:span><text:span text:style-name="T13"> con el argumento 4. Dentro de este método, se imprime el valor actualizado de </text:span><text:span text:style-name="Source_20_Text"><text:span text:style-name="T13">p2</text:span></text:span><text:span text:style-name="T13"> (que es 4 + 4 = 8) y se devuelve el valor de </text:span><text:span text:style-name="Source_20_Text"><text:span text:style-name="T13">p1</text:span></text:span><text:span text:style-name="T13"> (que es 5 + 4 = 9).</text:span></text:p>
        </text:list-item>
        <text:list-item>
          <text:p text:style-name="P5"><text:span text:style-name="T13">Se crea un segundo objeto </text:span><text:span text:style-name="Source_20_Text"><text:span text:style-name="T13">obj2</text:span></text:span><text:span text:style-name="T13"> de la clase </text:span><text:span text:style-name="Source_20_Text"><text:span text:style-name="T13">Clase1</text:span></text:span><text:span text:style-name="T13"> con los mismos valores iniciales de </text:span><text:span text:style-name="Source_20_Text"><text:span text:style-name="T13">p1</text:span></text:span><text:span text:style-name="T13"> y </text:span><text:span text:style-name="Source_20_Text"><text:span text:style-name="T13">p2</text:span></text:span><text:span text:style-name="T13"> como 5 y 4 respectivamente.</text:span></text:p>
        </text:list-item>
        <text:list-item>
          <text:p text:style-name="P5"><text:span text:style-name="T13">Se llama al método </text:span><text:span text:style-name="Source_20_Text"><text:span text:style-name="T13">modificar</text:span></text:span><text:span text:style-name="T13"> del objeto </text:span><text:span text:style-name="Source_20_Text"><text:span text:style-name="T13">obj2</text:span></text:span><text:span text:style-name="T13"> con el argumento 5. Dentro de este método, se imprime el valor actualizado de </text:span><text:span text:style-name="Source_20_Text"><text:span text:style-name="T13">p2</text:span></text:span><text:span text:style-name="T13"> (que es 4 + 5 = 9) y se devuelve el valor de </text:span><text:span text:style-name="Source_20_Text"><text:span text:style-name="T13">p1</text:span></text:span><text:span text:style-name="T13"> (que es 5 + 5 = 10).</text:span></text:p>
        </text:list-item>
        <text:list-item>
          <text:p text:style-name="P5"><text:span text:style-name="T13">Se asigna el objeto </text:span><text:span text:style-name="Source_20_Text"><text:span text:style-name="T13">obj1</text:span></text:span><text:span text:style-name="T13"> a </text:span><text:span text:style-name="Source_20_Text"><text:span text:style-name="T13">obj2</text:span></text:span><text:span text:style-name="T13">.</text:span></text:p>
        </text:list-item>
        <text:list-item>
          <text:p text:style-name="P4"><text:span text:style-name="T13">Se llama nuevamente al método </text:span><text:span text:style-name="Source_20_Text"><text:span text:style-name="T13">modificar</text:span></text:span><text:span text:style-name="T13"> del objeto </text:span><text:span text:style-name="Source_20_Text"><text:span text:style-name="T13">obj2</text:span></text:span><text:span text:style-name="T13"> con el argumento 5. Dentro de este método, se imprime el valor actualizado de </text:span><text:span text:style-name="Source_20_Text"><text:span text:style-name="T13">p2</text:span></text:span><text:span text:style-name="T13"> (que ahora es 9 + 5 = 14) y se devuelve el valor de </text:span><text:span text:style-name="Source_20_Text"><text:span text:style-name="T13">p1</text:span></text:span><text:span text:style-name="T13"> (que es 9 + 5 = 14).</text:span></text:p>
        </text:list-item>
      </text:list>
      <text:p text:style-name="P7"/>
      <text:p text:style-name="P8">En definitiva, la salida del c<text:span text:style-name="T8">ódigo va a ser 8 9 14</text:span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nafontaiña</meta:initial-creator>
    <meta:editing-cycles>2</meta:editing-cycles>
    <meta:creation-date>2021-01-08T10:07:00</meta:creation-date>
    <dc:date>2023-12-16T20:13:23.049138334</dc:date>
    <meta:editing-duration>PT3M6S</meta:editing-duration>
    <meta:generator>LibreOffice/7.3.7.2$Linux_X86_64 LibreOffice_project/30$Build-2</meta:generator>
    <meta:document-statistic meta:table-count="0" meta:image-count="0" meta:object-count="0" meta:page-count="2" meta:paragraph-count="32" meta:word-count="280" meta:character-count="1502" meta:non-whitespace-character-count="1216"/>
    <meta:user-defined meta:name="AppVersion">12.0000</meta:user-defined>
    <meta:template xlink:type="simple" xlink:actuate="onRequest" xlink:title="Normal" xlink:href=""/>
  </office:meta>
</office:document-meta>
</file>